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margin-top="0cm" fo:margin-bottom="0.499cm" fo:text-align="start" style:justify-single-word="false" fo:orphans="2" fo:widows="2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.053cm" fo:margin-bottom="0.053cm" fo:text-align="start" style:justify-single-word="false" fo:orphans="2" fo:widows="2" fo:text-indent="0cm" style:auto-text-indent="false" fo:padding="0cm" fo:border="none"/>
      <style:text-properties fo:font-variant="normal" fo:text-transform="none" fo:color="#202020" style:font-name="Helvetica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top="0.053cm" fo:margin-bottom="0.053cm" fo:text-align="start" style:justify-single-word="false" fo:orphans="2" fo:widows="2" fo:padding="0cm" fo:border="none"/>
      <style:text-properties fo:font-variant="normal" fo:text-transform="none" fo:color="#202020" style:font-name="Helvetica" fo:font-size="12pt" fo:letter-spacing="normal" fo:font-style="normal" fo:font-weight="normal"/>
    </style:style>
    <style:style style:name="T1" style:family="text">
      <style:text-properties fo:font-variant="normal" fo:text-transform="none" fo:color="#202020" style:font-name="Helvetica" fo:font-size="12pt" fo:letter-spacing="normal" fo:font-style="normal" fo:font-weight="bol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1</text:p>
      <text:p text:style-name="Standard"/>
      <text:p text:style-name="P2"><text:bookmark text:name="yui_3_16_0_ym19_1_1537942880838_14102"/><text:span text:style-name="Strong_20_Emphasis"><text:span text:style-name="T1">Here’s a rough step-by-step outline of what you’ll be doing as a digital marketer:</text:span></text:span></text:p>
      <text:list xml:id="list1503091756497678827" text:style-name="L1">
        <text:list-item>
          <text:p text:style-name="P3"><text:bookmark text:name="yui_3_16_0_ym19_1_1537942880838_14103"/>Find out the demographic profile of your target audience.</text:p>
        </text:list-item>
        <text:list-item>
          <text:p text:style-name="P4">Find out the psychographic profile of your target audience.</text:p>
        </text:list-item>
        <text:list-item>
          <text:p text:style-name="P4"><text:bookmark text:name="yui_3_16_0_ym19_1_1537942880838_14104"/>Come up with three unique buyer personas, and target each specifically.</text:p>
        </text:list-item>
        <text:list-item>
          <text:p text:style-name="P4"><text:bookmark text:name="yui_3_16_0_ym19_1_1537942880838_14105"/>Find out what content each buyer persona consumes on what channels.</text:p>
        </text:list-item>
        <text:list-item>
          <text:p text:style-name="P4"><text:bookmark text:name="yui_3_16_0_ym19_1_1537942880838_14106"/>Find out what communities each buyer persona is a part of.</text:p>
        </text:list-item>
        <text:list-item>
          <text:p text:style-name="P4"><text:bookmark text:name="yui_3_16_0_ym19_1_1537942880838_14107"/>Find out what influencers each buyer persona follows.</text:p>
        </text:list-item>
        <text:list-item>
          <text:p text:style-name="P4"><text:bookmark text:name="yui_3_16_0_ym19_1_1537942880838_14108"/>Come up with topics that interest them, create content geared to them, and promote that content to them using marketing strategies. Double down on what works.</text:p>
        </text:list-item>
        <text:list-item>
          <text:p text:style-name="P4"><text:bookmark text:name="yui_3_16_0_ym19_1_1537942880838_14109"/>Focus on conversion rates, cohorts, customer acquisition costs, and customer lifetime values to analyze behavior, then iterate and pivot accordingly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49S</meta:editing-duration>
    <meta:editing-cycles>3</meta:editing-cycles>
    <meta:generator>OpenOffice/4.1.3$Win32 OpenOffice.org_project/413m1$Build-9783</meta:generator>
    <dc:date>2018-09-26T10:44:23.46</dc:date>
    <meta:document-statistic meta:table-count="0" meta:image-count="0" meta:object-count="0" meta:page-count="1" meta:paragraph-count="10" meta:word-count="129" meta:character-count="775"/>
    <meta:user-defined meta:name="Info 1"/>
    <meta:user-defined meta:name="Info 2"/>
    <meta:user-defined meta:name="Info 3"/>
    <meta:user-defined meta:name="Info 4"/>
  </office:meta>
</office:document-meta>
</file>